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6.027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6.18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2" office:value-type="string">
            <text:p>psql</text:p>
          </table:table-cell>
          <table:table-cell table:style-name="ce1" office:value-type="string">
            <text:p>pck</text:p>
          </table:table-cell>
          <table:table-cell table:style-name="ce1" office:value-type="string">
            <text:p>tbl</text:p>
          </table:table-cell>
          <table:table-cell table:style-name="ce1" office:value-type="string">
            <text:p>deed_ltern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tern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tb</text:p>
          </table:table-cell>
          <table:table-cell table:style-name="ce1" office:value-type="string">
            <text:p>deed</text:p>
          </table:table-cell>
          <table:table-cell table:style-name="ce1" office:value-type="string">
            <text:p>sql</text:p>
          </table:table-cell>
          <table:table-cell table:style-name="ce1" table:number-columns-repeated="1011"/>
        </table:table-row>
        <table:table-row table:style-name="ro4">
          <table:table-cell office:value-type="string">
            <text:p>package</text:p>
          </table:table-cell>
          <table:table-cell table:style-name="ce2" office:value-type="string">
            <text:p>data_package_title</text:p>
          </table:table-cell>
          <table:table-cell table:formula="of:=[.B2]&amp;&quot;,&quot;" office:value-type="string" office:string-value="data_package_title,">
            <text:p>data_package_title,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title</text:p>
          </table:table-cell>
          <table:table-cell table:formula="of:=[.G2]&amp;&quot;,&quot;" office:value-type="string" office:string-value="title,">
            <text:p>title,</text:p>
          </table:table-cell>
          <table:table-cell table:number-columns-repeated="2"/>
          <table:table-cell table:style-name="ce1" table:formula="of:=[.B2]&amp;&quot; as &quot;&amp;[.G2]&amp;&quot;,&quot;" office:value-type="string" office:string-value="data_package_title as title,">
            <text:p>data_package_title as title,</text:p>
          </table:table-cell>
          <table:table-cell table:style-name="ce1" table:number-columns-repeated="1011"/>
        </table:table-row>
        <table:table-row table:style-name="ro4">
          <table:table-cell office:value-type="string">
            <text:p>package</text:p>
          </table:table-cell>
          <table:table-cell table:style-name="ce2" office:value-type="string">
            <text:p>data_package_type</text:p>
          </table:table-cell>
          <table:table-cell table:formula="of:=[.B3]&amp;&quot;,&quot;" office:value-type="string" office:string-value="data_package_type,">
            <text:p>data_package_type,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atabase_data_set_short_description</text:p>
          </table:table-cell>
          <table:table-cell table:formula="of:=[.G3]&amp;&quot;,&quot;" office:value-type="string" office:string-value="database_data_set_short_description,">
            <text:p>database_data_set_short_description,</text:p>
          </table:table-cell>
          <table:table-cell table:style-name="ce1" table:number-columns-repeated="2"/>
          <table:table-cell table:style-name="ce1" table:formula="of:=[.B3]&amp;&quot; as &quot;&amp;[.G3]&amp;&quot;,&quot;" office:value-type="string" office:string-value="data_package_type as database_data_set_short_description,">
            <text:p>data_package_type as database_data_set_short_description,</text:p>
          </table:table-cell>
          <table:table-cell table:style-name="ce1" table:number-columns-repeated="1011"/>
        </table:table-row>
        <table:table-row table:style-name="ro4">
          <table:table-cell office:value-type="string">
            <text:p>package</text:p>
          </table:table-cell>
          <table:table-cell table:style-name="ce2" office:value-type="string">
            <text:p>data_package</text:p>
          </table:table-cell>
          <table:table-cell table:formula="of:=[.B4]&amp;&quot;,&quot;" office:value-type="string" office:string-value="data_package,">
            <text:p>data_package,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atabase_data_set_short_description</text:p>
          </table:table-cell>
          <table:table-cell table:formula="of:=[.G4]&amp;&quot;,&quot;" office:value-type="string" office:string-value="database_data_set_short_description,">
            <text:p>database_data_set_short_description,</text:p>
          </table:table-cell>
          <table:table-cell table:number-columns-repeated="2"/>
          <table:table-cell table:style-name="ce1" table:formula="of:=[.B4]&amp;&quot; as &quot;&amp;[.G4]&amp;&quot;,&quot;" office:value-type="string" office:string-value="data_package as database_data_set_short_description,">
            <text:p>data_package as database_data_set_short_description,</text:p>
          </table:table-cell>
          <table:table-cell table:number-columns-repeated="1011"/>
        </table:table-row>
        <table:table-row table:style-name="ro4">
          <table:table-cell office:value-type="string">
            <text:p>table</text:p>
          </table:table-cell>
          <table:table-cell table:style-name="ce2" office:value-type="string">
            <text:p>data_type</text:p>
          </table:table-cell>
          <table:table-cell table:formula="of:=[.B5]&amp;&quot;,&quot;" office:value-type="string" office:string-value="data_type,">
            <text:p>data_type,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atabase_data_set_short_description</text:p>
          </table:table-cell>
          <table:table-cell table:formula="of:=[.G5]&amp;&quot;,&quot;" office:value-type="string" office:string-value="database_data_set_short_description,">
            <text:p>database_data_set_short_description,</text:p>
          </table:table-cell>
          <table:table-cell table:style-name="ce1" table:number-columns-repeated="2"/>
          <table:table-cell table:style-name="ce1" table:formula="of:=[.B5]&amp;&quot; as &quot;&amp;[.G5]&amp;&quot;,&quot;" office:value-type="string" office:string-value="data_type as database_data_set_short_description,">
            <text:p>data_type as database_data_set_short_description,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package</text:p>
          </table:table-cell>
          <table:table-cell table:style-name="ce2" office:value-type="string">
            <text:p>plot_network_study_name</text:p>
          </table:table-cell>
          <table:table-cell table:formula="of:=[.B6]&amp;&quot;,&quot;" office:value-type="string" office:string-value="plot_network_study_name,">
            <text:p>plot_network_study_name,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 office:value-type="string">
            <text:p>supersite</text:p>
          </table:table-cell>
          <table:table-cell table:formula="of:=[.G6]&amp;&quot;,&quot;" office:value-type="string" office:string-value="supersite,">
            <text:p>supersite,</text:p>
          </table:table-cell>
          <table:table-cell table:style-name="ce1" table:number-columns-repeated="2"/>
          <table:table-cell table:style-name="ce1" table:formula="of:=[.B6]&amp;&quot; as &quot;&amp;[.G6]&amp;&quot;,&quot;" office:value-type="string" office:string-value="plot_network_study_name as supersite,">
            <text:p>plot_network_study_name as supersite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table:style-name="ce1" office:value-type="string">
            <text:p>principal_investigator</text:p>
          </table:table-cell>
          <table:table-cell table:formula="of:=[.B7]&amp;&quot;,&quot;" office:value-type="string" office:string-value="principal_investigator,">
            <text:p>principal_investigator,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ata_custodian</text:p>
          </table:table-cell>
          <table:table-cell table:formula="of:=[.G7]&amp;&quot;,&quot;" office:value-type="string" office:string-value="data_custodian,">
            <text:p>data_custodian,</text:p>
          </table:table-cell>
          <table:table-cell table:number-columns-repeated="2"/>
          <table:table-cell table:style-name="ce1" table:formula="of:=[.B7]&amp;&quot; as &quot;&amp;[.G7]&amp;&quot;,&quot;" office:value-type="string" office:string-value="principal_investigator as data_custodian,">
            <text:p>principal_investigator as data_custodian,</text:p>
          </table:table-cell>
          <table:table-cell table:number-columns-repeated="1011"/>
        </table:table-row>
        <table:table-row table:style-name="ro2">
          <table:table-cell office:value-type="string">
            <text:p>data_deed</text:p>
          </table:table-cell>
          <table:table-cell office:value-type="string">
            <text:p>data_custodian_organisation</text:p>
          </table:table-cell>
          <table:table-cell table:number-columns-repeated="2"/>
          <table:table-cell office:value-type="string">
            <text:p>data_custodian_organisation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 office:value-type="string">
            <text:p>supersite,</text:p>
          </table:table-cell>
          <table:table-cell table:style-name="ce1" table:formula="of:=[.B8]&amp;&quot; as &quot;&amp;[.G8]&amp;&quot;,&quot;" office:value-type="string" office:string-value="data_custodian_organisation as ,">
            <text:p>data_custodian_organisation as ,</text:p>
          </table:table-cell>
          <table:table-cell table:number-columns-repeated="1011"/>
        </table:table-row>
        <table:table-row table:style-name="ro2">
          <table:table-cell office:value-type="string">
            <text:p>data_deed</text:p>
          </table:table-cell>
          <table:table-cell office:value-type="string">
            <text:p>plot_network_data</text:p>
          </table:table-cell>
          <table:table-cell table:number-columns-repeated="2"/>
          <table:table-cell office:value-type="string">
            <text:p>plot_network_data,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 office:value-type="string">
            <text:p>supersite,</text:p>
          </table:table-cell>
          <table:table-cell table:style-name="ce1" table:formula="of:=[.B9]&amp;&quot; as &quot;&amp;[.G9]&amp;&quot;,&quot;" office:value-type="string" office:string-value="plot_network_data as ,">
            <text:p>plot_network_data as 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table:style-name="ce1" office:value-type="string">
            <text:p>data_type</text:p>
          </table:table-cell>
          <table:table-cell table:formula="of:=[.B10]&amp;&quot;,&quot;" office:value-type="string" office:string-value="data_type,">
            <text:p>data_type,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ype</text:p>
          </table:table-cell>
          <table:table-cell table:formula="of:=[.G10]&amp;&quot;,&quot;" office:value-type="string" office:string-value="type,">
            <text:p>type,</text:p>
          </table:table-cell>
          <table:table-cell table:number-columns-repeated="2"/>
          <table:table-cell table:style-name="ce1" table:formula="of:=[.B10]&amp;&quot; as &quot;&amp;[.G10]&amp;&quot;,&quot;" office:value-type="string" office:string-value="data_type as type,">
            <text:p>data_type as type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table:style-name="ce1" office:value-type="string">
            <text:p>geographic_description</text:p>
          </table:table-cell>
          <table:table-cell table:formula="of:=[.B11]&amp;&quot;,&quot;" office:value-type="string" office:string-value="geographic_description,">
            <text:p>geographic_description,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patial_coverage</text:p>
          </table:table-cell>
          <table:table-cell table:number-columns-repeated="3"/>
          <table:table-cell table:style-name="ce1" table:formula="of:=[.B11]&amp;&quot; as &quot;&amp;[.G11]&amp;&quot;,&quot;" office:value-type="string" office:string-value="geographic_description as spatial_coverage,">
            <text:p>geographic_description as spatial_coverage,</text:p>
          </table:table-cell>
          <table:table-cell table:number-columns-repeated="1011"/>
        </table:table-row>
        <table:table-row table:style-name="ro4">
          <table:table-cell office:value-type="string">
            <text:p>table</text:p>
          </table:table-cell>
          <table:table-cell table:style-name="ce2" office:value-type="string">
            <text:p>sites_plots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number-columns-repeated="3"/>
          <table:table-cell table:style-name="ce1" table:formula="of:=[.B12]&amp;&quot; as &quot;&amp;[.G12]&amp;&quot;,&quot;" office:value-type="string" office:string-value="sites_plots as ,">
            <text:p>sites_plots as 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table:style-name="ce1" office:value-type="string">
            <text:p>spatial_resolution</text:p>
          </table:table-cell>
          <table:table-cell table:formula="of:=[.B13]&amp;&quot;,&quot;" office:value-type="string" office:string-value="spatial_resolution,">
            <text:p>spatial_resolution,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spatial_resolution</text:p>
          </table:table-cell>
          <table:table-cell table:formula="of:=[.G13]&amp;&quot;,&quot;" office:value-type="string" office:string-value="spatial_resolution,">
            <text:p>spatial_resolution,</text:p>
          </table:table-cell>
          <table:table-cell table:number-columns-repeated="2"/>
          <table:table-cell table:style-name="ce1" table:formula="of:=[.B13]&amp;&quot; as &quot;&amp;[.G13]&amp;&quot;,&quot;" office:value-type="string" office:string-value="spatial_resolution as spatial_resolution,">
            <text:p>spatial_resolution as spatial_resolution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table:style-name="ce1" office:value-type="string">
            <text:p>temporal_coverage</text:p>
          </table:table-cell>
          <table:table-cell table:formula="of:=[.B14]&amp;&quot;,&quot;" office:value-type="string" office:string-value="temporal_coverage,">
            <text:p>temporal_coverage,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emporal_coverage</text:p>
          </table:table-cell>
          <table:table-cell table:formula="of:=[.G14]&amp;&quot;,&quot;" office:value-type="string" office:string-value="temporal_coverage,">
            <text:p>temporal_coverage,</text:p>
          </table:table-cell>
          <table:table-cell table:number-columns-repeated="2"/>
          <table:table-cell table:style-name="ce1" table:formula="of:=[.B14]&amp;&quot; as &quot;&amp;[.G14]&amp;&quot;,&quot;" office:value-type="string" office:string-value="temporal_coverage as temporal_coverage,">
            <text:p>temporal_coverage as temporal_coverage,</text:p>
          </table:table-cell>
          <table:table-cell table:number-columns-repeated="1011"/>
        </table:table-row>
        <table:table-row table:style-name="ro4">
          <table:table-cell office:value-type="string">
            <text:p>table</text:p>
          </table:table-cell>
          <table:table-cell table:style-name="ce2" office:value-type="string">
            <text:p>field_start_date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table:number-columns-repeated="3"/>
          <table:table-cell table:style-name="ce1" table:formula="of:=[.B15]&amp;&quot; as &quot;&amp;[.G15]&amp;&quot;,&quot;" office:value-type="string" office:string-value="field_start_date as ,">
            <text:p>field_start_date as ,</text:p>
          </table:table-cell>
          <table:table-cell table:number-columns-repeated="1011"/>
        </table:table-row>
        <table:table-row table:style-name="ro4">
          <table:table-cell office:value-type="string">
            <text:p>table</text:p>
          </table:table-cell>
          <table:table-cell table:style-name="ce2" office:value-type="string">
            <text:p>field_end_date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table:number-columns-repeated="3"/>
          <table:table-cell table:style-name="ce1" table:formula="of:=[.B16]&amp;&quot; as &quot;&amp;[.G16]&amp;&quot;,&quot;" office:value-type="string" office:string-value="field_end_date as ,">
            <text:p>field_end_date as ,</text:p>
          </table:table-cell>
          <table:table-cell table:number-columns-repeated="1011"/>
        </table:table-row>
        <table:table-row table:style-name="ro2">
          <table:table-cell office:value-type="string">
            <text:p>table</text:p>
          </table:table-cell>
          <table:table-cell table:style-name="ce2" office:value-type="string">
            <text:p>collection_timeframes</text:p>
          </table:table-cell>
          <table:table-cell table:formula="of:=[.B17]&amp;&quot;,&quot;" office:value-type="string" office:string-value="collection_timeframes,">
            <text:p>collection_timeframes,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mporal_data_interval</text:p>
          </table:table-cell>
          <table:table-cell table:formula="of:=[.G17]&amp;&quot;,&quot;" office:value-type="string" office:string-value="temporal_data_interval,">
            <text:p>temporal_data_interval,</text:p>
          </table:table-cell>
          <table:table-cell table:number-columns-repeated="2"/>
          <table:table-cell table:style-name="ce1" table:formula="of:=[.B17]&amp;&quot; as &quot;&amp;[.G17]&amp;&quot;,&quot;" office:value-type="string" office:string-value="collection_timeframes as temporal_data_interval,">
            <text:p>collection_timeframes as temporal_data_interval,</text:p>
          </table:table-cell>
          <table:table-cell table:number-columns-repeated="1011"/>
        </table:table-row>
        <table:table-row table:style-name="ro4">
          <table:table-cell office:value-type="string">
            <text:p>table</text:p>
          </table:table-cell>
          <table:table-cell table:style-name="ce2" office:value-type="string">
            <text:p>date_publication_expected</text:p>
          </table:table-cell>
          <table:table-cell table:formula="of:=[.B18]&amp;&quot;,&quot;" office:value-type="string" office:string-value="date_publication_expected,">
            <text:p>date_publication_expected,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ue_date_s_for_publication</text:p>
          </table:table-cell>
          <table:table-cell table:formula="of:=[.G18]&amp;&quot;,&quot;" office:value-type="string" office:string-value="due_date_s_for_publication,">
            <text:p>due_date_s_for_publication,</text:p>
          </table:table-cell>
          <table:table-cell table:number-columns-repeated="2"/>
          <table:table-cell table:style-name="ce1" table:formula="of:=[.B18]&amp;&quot; as &quot;&amp;[.G18]&amp;&quot;,&quot;" office:value-type="string" office:string-value="date_publication_expected as due_date_s_for_publication,">
            <text:p>date_publication_expected as due_date_s_for_publication,</text:p>
          </table:table-cell>
          <table:table-cell table:number-columns-repeated="1011"/>
        </table:table-row>
        <table:table-row table:style-name="ro4">
          <table:table-cell office:value-type="string">
            <text:p>tern</text:p>
          </table:table-cell>
          <table:table-cell office:value-type="string">
            <text:p>' '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data_size_</text:p>
          </table:table-cell>
          <table:table-cell table:number-columns-repeated="3"/>
          <table:table-cell table:style-name="ce1" table:formula="of:=[.B19]&amp;&quot; as &quot;&amp;[.G19]&amp;&quot;,&quot;" office:value-type="string" office:string-value="' ' as data_size_,">
            <text:p>' ' as data_size_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office:value-type="string">
            <text:p>update_frequency</text:p>
          </table:table-cell>
          <table:table-cell table:formula="of:=[.B20]&amp;&quot;,&quot;" office:value-type="string" office:string-value="update_frequency,">
            <text:p>update_frequency,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update_frequency</text:p>
          </table:table-cell>
          <table:table-cell table:formula="of:=[.G20]&amp;&quot;,&quot;" office:value-type="string" office:string-value="update_frequency,">
            <text:p>update_frequency,</text:p>
          </table:table-cell>
          <table:table-cell table:number-columns-repeated="2"/>
          <table:table-cell table:style-name="ce1" table:formula="of:=[.B20]&amp;&quot; as &quot;&amp;[.G20]&amp;&quot;,&quot;" office:value-type="string" office:string-value="update_frequency as update_frequency,">
            <text:p>update_frequency as update_frequency,</text:p>
          </table:table-cell>
          <table:table-cell table:number-columns-repeated="1011"/>
        </table:table-row>
        <table:table-row table:style-name="ro4">
          <table:table-cell office:value-type="string">
            <text:p>tern</text:p>
          </table:table-cell>
          <table:table-cell office:value-type="string">
            <text:p>' '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string">
            <text:p>synthesised</text:p>
          </table:table-cell>
          <table:table-cell table:number-columns-repeated="3"/>
          <table:table-cell table:style-name="ce1" table:formula="of:=[.B21]&amp;&quot; as &quot;&amp;[.G21]&amp;&quot;,&quot;" office:value-type="string" office:string-value="' ' as synthesised,">
            <text:p>' ' as synthesised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office:value-type="string">
            <text:p>contract_type</text:p>
          </table:table-cell>
          <table:table-cell table:formula="of:=[.B22]&amp;&quot;,&quot;" office:value-type="string" office:string-value="contract_type,">
            <text:p>contract_type,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ollected_by_tern</text:p>
          </table:table-cell>
          <table:table-cell table:formula="of:=[.G22]&amp;&quot;,&quot;" office:value-type="string" office:string-value="collected_by_tern,">
            <text:p>collected_by_tern,</text:p>
          </table:table-cell>
          <table:table-cell table:number-columns-repeated="2"/>
          <table:table-cell table:style-name="ce1" table:formula="of:=[.B22]&amp;&quot; as &quot;&amp;[.G22]&amp;&quot;,&quot;" office:value-type="string" office:string-value="contract_type as collected_by_tern,">
            <text:p>contract_type as collected_by_tern,</text:p>
          </table:table-cell>
          <table:table-cell table:number-columns-repeated="1011"/>
        </table:table-row>
        <table:table-row table:style-name="ro4">
          <table:table-cell office:value-type="string">
            <text:p>tern</text:p>
          </table:table-cell>
          <table:table-cell office:value-type="string">
            <text:p>' '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collated_from_external_source</text:p>
          </table:table-cell>
          <table:table-cell table:number-columns-repeated="3"/>
          <table:table-cell table:style-name="ce1" table:formula="of:=[.B23]&amp;&quot; as &quot;&amp;[.G23]&amp;&quot;,&quot;" office:value-type="string" office:string-value="' ' as collated_from_external_source,">
            <text:p>' ' as collated_from_external_source,</text:p>
          </table:table-cell>
          <table:table-cell table:number-columns-repeated="1011"/>
        </table:table-row>
        <table:table-row table:style-name="ro2">
          <table:table-cell office:value-type="string">
            <text:p>package</text:p>
          </table:table-cell>
          <table:table-cell table:style-name="ce2" office:value-type="string">
            <text:p>qa_approved</text:p>
          </table:table-cell>
          <table:table-cell table:formula="of:=[.B24]&amp;&quot;,&quot;" office:value-type="string" office:string-value="qa_approved,">
            <text:p>qa_approved,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validation_qa</text:p>
          </table:table-cell>
          <table:table-cell table:formula="of:=[.G24]&amp;&quot;,&quot;" office:value-type="string" office:string-value="validation_qa,">
            <text:p>validation_qa,</text:p>
          </table:table-cell>
          <table:table-cell table:number-columns-repeated="2"/>
          <table:table-cell table:style-name="ce1" table:formula="of:=[.B24]&amp;&quot; as &quot;&amp;[.G24]&amp;&quot;,&quot;" office:value-type="string" office:string-value="qa_approved as validation_qa,">
            <text:p>qa_approved as validation_qa,</text:p>
          </table:table-cell>
          <table:table-cell table:number-columns-repeated="1011"/>
        </table:table-row>
        <table:table-row table:style-name="ro4">
          <table:table-cell office:value-type="string">
            <text:p>tern</text:p>
          </table:table-cell>
          <table:table-cell office:value-type="string">
            <text:p>' '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string">
            <text:p>contextual_information_enrichment</text:p>
          </table:table-cell>
          <table:table-cell table:number-columns-repeated="3"/>
          <table:table-cell table:style-name="ce1" table:formula="of:=[.B25]&amp;&quot; as &quot;&amp;[.G25]&amp;&quot;,&quot;" office:value-type="string" office:string-value="' ' as contextual_information_enrichment,">
            <text:p>' ' as contextual_information_enrichment,</text:p>
          </table:table-cell>
          <table:table-cell table:number-columns-repeated="1011"/>
        </table:table-row>
        <table:table-row table:style-name="ro4">
          <table:table-cell office:value-type="string">
            <text:p>data_deed</text:p>
          </table:table-cell>
          <table:table-cell office:value-type="string">
            <text:p>licence_code</text:p>
          </table:table-cell>
          <table:table-cell table:number-columns-repeated="2"/>
          <table:table-cell table:formula="of:=[.B26]&amp;&quot;,&quot;" office:value-type="string" office:string-value="licence_code,">
            <text:p>licence_code,</text:p>
          </table:table-cell>
          <table:table-cell office:value-type="float" office:value="18">
            <text:p>18</text:p>
          </table:table-cell>
          <table:table-cell/>
          <table:table-cell table:number-columns-repeated="3"/>
          <table:table-cell table:style-name="ce1" table:formula="of:=[.B26]&amp;&quot; as &quot;&amp;[.G26]&amp;&quot;,&quot;" office:value-type="string" office:string-value="licence_code as ,">
            <text:p>licence_code as 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table:number-columns-repeated="2" office:value-type="string">
            <text:p>licence_code_package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licence</text:p>
          </table:table-cell>
          <table:table-cell table:formula="of:=[.G27]&amp;&quot;,&quot;" office:value-type="string" office:string-value="licence,">
            <text:p>licence,</text:p>
          </table:table-cell>
          <table:table-cell table:number-columns-repeated="2"/>
          <table:table-cell table:style-name="ce1" table:formula="of:=[.B27]&amp;&quot; as &quot;&amp;[.G27]&amp;&quot;,&quot;" office:value-type="string" office:string-value="licence_code_package as licence,">
            <text:p>licence_code_package as licence,</text:p>
          </table:table-cell>
          <table:table-cell table:number-columns-repeated="1011"/>
        </table:table-row>
        <table:table-row table:style-name="ro2">
          <table:table-cell office:value-type="string">
            <text:p>data_deed</text:p>
          </table:table-cell>
          <table:table-cell office:value-type="string">
            <text:p>special_conditions</text:p>
          </table:table-cell>
          <table:table-cell table:number-columns-repeated="2"/>
          <table:table-cell table:formula="of:=[.B28]&amp;&quot;,&quot;" office:value-type="string" office:string-value="special_conditions,">
            <text:p>special_conditions,</text:p>
          </table:table-cell>
          <table:table-cell office:value-type="float" office:value="18">
            <text:p>18</text:p>
          </table:table-cell>
          <table:table-cell office:value-type="string">
            <text:p>licenced_value_add</text:p>
          </table:table-cell>
          <table:table-cell table:number-columns-repeated="3"/>
          <table:table-cell table:style-name="ce1" table:formula="of:=[.B28]&amp;&quot; as &quot;&amp;[.G28]&amp;&quot;,&quot;" office:value-type="string" office:string-value="special_conditions as licenced_value_add,">
            <text:p>special_conditions as licenced_value_add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table:style-name="ce1" office:value-type="string">
            <text:p>access_restrictions_set</text:p>
          </table:table-cell>
          <table:table-cell table:formula="of:=[.B29]&amp;&quot;,&quot;" office:value-type="string" office:string-value="access_restrictions_set,">
            <text:p>access_restrictions_set,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[.F29]&amp;&quot;,&quot;" office:value-type="string" office:string-value="18,">
            <text:p>18,</text:p>
          </table:table-cell>
          <table:table-cell table:formula="of:=[.G32]&amp;&quot;,&quot;" office:value-type="string" office:string-value="licenced_post_publication,">
            <text:p>licenced_post_publication,</text:p>
          </table:table-cell>
          <table:table-cell table:number-columns-repeated="2"/>
          <table:table-cell table:style-name="ce1" table:formula="of:=[.B29]&amp;&quot; as &quot;&amp;[.G29]&amp;&quot;,&quot;" office:value-type="string" office:string-value="access_restrictions_set as 18,,">
            <text:p>access_restrictions_set as 18,,</text:p>
          </table:table-cell>
          <table:table-cell table:number-columns-repeated="1011"/>
        </table:table-row>
        <table:table-row table:style-name="ro2">
          <table:table-cell office:value-type="string">
            <text:p>tern</text:p>
          </table:table-cell>
          <table:table-cell office:value-type="string">
            <text:p>' '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string">
            <text:p>verison</text:p>
          </table:table-cell>
          <table:table-cell table:number-columns-repeated="3"/>
          <table:table-cell table:style-name="ce1" table:formula="of:=[.B30]&amp;&quot; as &quot;&amp;[.G30]&amp;&quot;,&quot;" office:value-type="string" office:string-value="' ' as verison,">
            <text:p>' ' as verison,</text:p>
          </table:table-cell>
          <table:table-cell table:number-columns-repeated="1011"/>
        </table:table-row>
        <table:table-row table:style-name="ro4">
          <table:table-cell office:value-type="string">
            <text:p>package</text:p>
          </table:table-cell>
          <table:table-cell office:value-type="string">
            <text:p>status_for_tern</text:p>
          </table:table-cell>
          <table:table-cell table:formula="of:=[.B31]&amp;&quot;,&quot;" office:value-type="string" office:string-value="status_for_tern,">
            <text:p>status_for_tern,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status</text:p>
          </table:table-cell>
          <table:table-cell office:value-type="string">
            <text:p>'Pending'</text:p>
          </table:table-cell>
          <table:table-cell table:number-columns-repeated="2"/>
          <table:table-cell table:style-name="ce1" table:formula="of:=[.B31]&amp;&quot; as &quot;&amp;[.G31]&amp;&quot;,&quot;" office:value-type="string" office:string-value="status_for_tern as status,">
            <text:p>status_for_tern as status,</text:p>
          </table:table-cell>
          <table:table-cell table:number-columns-repeated="1011"/>
        </table:table-row>
        <table:table-row table:style-name="ro2">
          <table:table-cell office:value-type="string">
            <text:p>tern</text:p>
          </table:table-cell>
          <table:table-cell office:value-type="string">
            <text:p>' '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string">
            <text:p>licenced_post_publication</text:p>
          </table:table-cell>
          <table:table-cell table:number-columns-repeated="3"/>
          <table:table-cell table:style-name="ce1" table:formula="of:=[.B32]&amp;&quot; as &quot;&amp;[.G32]&amp;&quot;,&quot;" office:value-type="string" office:string-value="' ' as licenced_post_publication,">
            <text:p>' ' as licenced_post_publication,</text:p>
          </table:table-cell>
          <table:table-cell table:number-columns-repeated="1011"/>
        </table:table-row>
        <table:table-row table:style-name="ro2">
          <table:table-cell office:value-type="string">
            <text:p>tern</text:p>
          </table:table-cell>
          <table:table-cell office:value-type="string">
            <text:p>' '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string">
            <text:p>described_with_metadata_</text:p>
          </table:table-cell>
          <table:table-cell table:number-columns-repeated="3"/>
          <table:table-cell table:style-name="ce1" table:formula="of:=[.B33]&amp;&quot; as &quot;&amp;[.G33]&amp;&quot;,&quot;" office:value-type="string" office:string-value="' ' as described_with_metadata_,">
            <text:p>' ' as described_with_metadata_,</text:p>
          </table:table-cell>
          <table:table-cell table:number-columns-repeated="1011"/>
        </table:table-row>
        <table:table-row table:style-name="ro2">
          <table:table-cell office:value-type="string">
            <text:p>tern</text:p>
          </table:table-cell>
          <table:table-cell office:value-type="string">
            <text:p>' '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string">
            <text:p>doi_minted</text:p>
          </table:table-cell>
          <table:table-cell table:number-columns-repeated="3"/>
          <table:table-cell table:style-name="ce1" table:formula="of:=[.B34]&amp;&quot; as &quot;&amp;[.G34]&amp;&quot;,&quot;" office:value-type="string" office:string-value="' ' as doi_minted,">
            <text:p>' ' as doi_minted,</text:p>
          </table:table-cell>
          <table:table-cell table:number-columns-repeated="1011"/>
        </table:table-row>
        <table:table-row table:style-name="ro2">
          <table:table-cell office:value-type="string">
            <text:p>tern</text:p>
          </table:table-cell>
          <table:table-cell office:value-type="string">
            <text:p>' '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metadata_feed_to_tddp_amp_rda</text:p>
          </table:table-cell>
          <table:table-cell table:number-columns-repeated="3"/>
          <table:table-cell table:style-name="ce1" table:formula="of:=[.B35]&amp;&quot; as &quot;&amp;[.G35]&amp;&quot;,&quot;" office:value-type="string" office:string-value="' ' as metadata_feed_to_tddp_amp_rda,">
            <text:p>' ' as metadata_feed_to_tddp_amp_rda,</text:p>
          </table:table-cell>
          <table:table-cell table:style-name="ce1" table:number-columns-repeated="1011"/>
        </table:table-row>
        <table:table-row table:style-name="ro4" table:number-rows-repeated="104854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J3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4T12:58:17</meta:creation-date>
    <dc:date>2014-07-25T16:53:25</dc:date>
    <dc:creator>ivan hanigan</dc:creator>
    <meta:editing-duration>PT8H11M23S</meta:editing-duration>
    <meta:editing-cycles>12</meta:editing-cycles>
    <meta:generator>LibreOffice/3.5$Linux_X86_64 LibreOffice_project/350m1$Build-2</meta:generator>
    <meta:document-statistic meta:table-count="3" meta:cell-count="222" meta:object-count="0"/>
  </office:meta>
</office:document-meta>
</file>